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Times New Roman2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6b87" draw:textarea-horizontal-align="justify" draw:textarea-vertical-align="middle" draw:auto-grow-height="false" fo:min-height="8.005cm" fo:min-width="83.599cm" draw:shadow="visible" draw:shadow-offset-x="0cm" draw:shadow-offset-y="0.282cm" draw:shadow-color="#003366" draw:shadow-opacity="55%"/>
    </style:style>
    <style:style style:name="gr2" style:family="graphic" style:parent-style-name="standard">
      <style:graphic-properties draw:stroke="none" draw:fill-color="#2a3132" draw:textarea-horizontal-align="justify" draw:textarea-vertical-align="middle" draw:auto-grow-height="false" fo:min-height="14.99cm" fo:min-width="14.359cm"/>
    </style:style>
    <style:style style:name="gr3" style:family="graphic" style:parent-style-name="standard">
      <style:graphic-properties draw:stroke="none" draw:fill-color="#336b87" draw:textarea-horizontal-align="justify" draw:textarea-vertical-align="middle" draw:auto-grow-height="false" fo:min-height="14.99cm" fo:min-width="14.359cm"/>
    </style:style>
    <style:style style:name="gr4" style:family="graphic" style:parent-style-name="standard">
      <style:graphic-properties draw:stroke="none" draw:fill-color="#763626" draw:textarea-horizontal-align="justify" draw:textarea-vertical-align="middle" draw:auto-grow-height="false" fo:min-height="14.99cm" fo:min-width="14.359cm"/>
    </style:style>
    <style:style style:name="gr5" style:family="graphic" style:parent-style-name="standard">
      <style:graphic-properties draw:stroke="none" draw:fill-color="#90afc5" draw:textarea-horizontal-align="justify" draw:textarea-vertical-align="middle" draw:auto-grow-height="false" fo:min-height="14.99cm" fo:min-width="14.359cm"/>
    </style:style>
    <style:style style:name="gr6" style:family="graphic" style:parent-style-name="standard">
      <style:graphic-properties draw:stroke="none" draw:fill-color="#2c2a32" draw:textarea-horizontal-align="justify" draw:textarea-vertical-align="middle" draw:auto-grow-height="false" fo:min-height="14.99cm" fo:min-width="14.359cm"/>
    </style:style>
    <style:style style:name="gr7" style:family="graphic" style:parent-style-name="standard">
      <style:graphic-properties draw:stroke="none" draw:fill-color="#1e656d" draw:textarea-horizontal-align="justify" draw:textarea-vertical-align="middle" draw:auto-grow-height="false" fo:min-height="14.99cm" fo:min-width="14.359cm"/>
    </style:style>
    <style:style style:name="gr8" style:family="graphic" style:parent-style-name="standard">
      <style:graphic-properties draw:stroke="none" draw:fill-color="#f62a00" draw:textarea-horizontal-align="justify" draw:textarea-vertical-align="middle" draw:auto-grow-height="false" fo:min-height="14.99cm" fo:min-width="14.359cm"/>
    </style:style>
    <style:style style:name="gr9" style:family="graphic" style:parent-style-name="standard">
      <style:graphic-properties draw:stroke="none" draw:fill-color="#f1f3ce" draw:textarea-horizontal-align="justify" draw:textarea-vertical-align="middle" draw:auto-grow-height="false" fo:min-height="14.99cm" fo:min-width="14.359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3.388cm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8.6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3.4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cm" fo:min-width="75.639cm"/>
    </style:style>
    <style:style style:name="P1" style:family="paragraph">
      <loext:graphic-properties draw:fill-color="#336b87"/>
      <style:paragraph-properties fo:text-align="center"/>
    </style:style>
    <style:style style:name="P2" style:family="paragraph">
      <loext:graphic-properties draw:fill-color="#2a3132"/>
      <style:paragraph-properties fo:text-align="center"/>
    </style:style>
    <style:style style:name="P3" style:family="paragraph">
      <loext:graphic-properties draw:fill-color="#763626"/>
      <style:paragraph-properties fo:text-align="center"/>
    </style:style>
    <style:style style:name="P4" style:family="paragraph">
      <loext:graphic-properties draw:fill-color="#90afc5"/>
      <style:paragraph-properties fo:text-align="center"/>
    </style:style>
    <style:style style:name="P5" style:family="paragraph">
      <loext:graphic-properties draw:fill-color="#2c2a32"/>
      <style:paragraph-properties fo:text-align="center"/>
    </style:style>
    <style:style style:name="P6" style:family="paragraph">
      <loext:graphic-properties draw:fill-color="#1e656d"/>
      <style:paragraph-properties fo:text-align="center"/>
    </style:style>
    <style:style style:name="P7" style:family="paragraph">
      <loext:graphic-properties draw:fill-color="#f62a00"/>
      <style:paragraph-properties fo:text-align="center"/>
    </style:style>
    <style:style style:name="P8" style:family="paragraph">
      <loext:graphic-properties draw:fill-color="#f1f3c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80pt" fo:font-weight="bold"/>
    </style:style>
    <style:style style:name="P11" style:family="paragraph">
      <loext:graphic-properties draw:fill="none" draw:fill-color="#ffffff"/>
      <style:text-properties fo:color="#2a3132" fo:font-size="36pt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40pt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32pt" fo:language="it" fo:country="I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color="#2a3132" fo:font-size="3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a3132" fo:font-size="36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40pt" fo:language="it" fo:country="I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40pt" fo:language="it" fo:country="IT" fo:font-style="normal" fo:text-shadow="none" style:text-underline-style="none" fo:font-weight="normal" style:letter-kerning="true" style:font-name-asian="Source Han Sans CN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it" fo:country="I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313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4.099cm" svg:height="8.25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59cm" svg:height="15.24cm" svg:x="3.81cm" svg:y="72.6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859cm" svg:height="15.24cm" svg:x="22.606cm" svg:y="72.6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59cm" svg:height="15.24cm" svg:x="62.484cm" svg:y="72.6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4.859cm" svg:height="15.24cm" svg:x="43.688cm" svg:y="72.8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4.859cm" svg:height="15.24cm" svg:x="4.064cm" svg:y="97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4.859cm" svg:height="15.24cm" svg:x="22.86cm" svg:y="97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4.859cm" svg:height="15.24cm" svg:x="62.738cm" svg:y="97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859cm" svg:height="15.24cm" svg:x="43.942cm" svg:y="97.40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84.099cm" svg:height="3.638cm" svg:x="0cm" svg:y="0.572cm">
          <draw:text-box>
            <text:p text:style-name="P9"><text:span text:style-name="T1">LanCovEU: a platform for Land Coverage in Europe</text:span></text:p>
          </draw:text-box>
        </draw:frame>
        <draw:frame draw:style-name="gr11" draw:text-style-name="P11" draw:layer="layout" svg:width="5.51cm" svg:height="1.673cm" svg:x="2.11cm" svg:y="10.541cm">
          <draw:text-box>
            <text:p><text:span text:style-name="T2">Abstract:</text:span></text:p>
          </draw:text-box>
        </draw:frame>
        <draw:frame draw:style-name="gr12" draw:text-style-name="P11" draw:layer="layout" svg:width="19.146cm" svg:height="1.778cm" svg:x="2.032cm" svg:y="17.653cm">
          <draw:text-box>
            <text:p><text:span text:style-name="T2">Land Use and Land Cover Maps:</text:span></text:p>
          </draw:text-box>
        </draw:frame>
        <draw:frame draw:style-name="gr13" draw:text-style-name="P12" draw:layer="layout" svg:width="43.982cm" svg:height="1.826cm" svg:x="20.058cm" svg:y="4.377cm">
          <draw:text-box>
            <text:p text:style-name="P9"><text:span text:style-name="T3">Maria Antonia Brovelli, Fernando Cesar Fahl and </text:span><text:span text:style-name="T4">Monia</text:span><text:span text:style-name="T3"> Elisa Molinari</text:span></text:p>
          </draw:text-box>
        </draw:frame>
        <draw:frame draw:style-name="gr14" draw:text-style-name="P13" draw:layer="layout" svg:width="20.306cm" svg:height="1.517cm" svg:x="31.896cm" svg:y="6.731cm">
          <draw:text-box>
            <text:p text:style-name="P9"><text:span text:style-name="T5">Politecnico di Milano, DICA Department</text:span></text:p>
          </draw:text-box>
        </draw:frame>
        <draw:frame draw:style-name="gr15" draw:text-style-name="P15" draw:layer="layout" svg:width="76.139cm" svg:height="3.07cm" svg:x="2.54cm" svg:y="13.567cm">
          <draw:text-box>
            <text:p text:style-name="P14"><text:span text:style-name="T6">The work presents the intelligent platform that was developed for visualising, analysing and comparing global land coverage in Europ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Times New Roman2" svg:font-family="'Times New Roman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Internet_20_Link" style:display-name="Internet Link" style:family="graphic">
      <style:paragraph-properties style:text-autospace="none"/>
      <style:text-properties fo:color="#0000ff" style:text-line-through-style="none" style:text-line-through-type="none"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western" style:family="graphic">
      <style:paragraph-properties fo:margin-top="0.871cm" fo:margin-bottom="0.37cm" fo:line-height="100%" fo:text-align="justify" style:text-autospace="none" style:writing-mode="lr-tb"/>
      <style:text-properties fo:color="#000000"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 style:language-asian="en" style:country-asian="GB"/>
    </style:style>
    <style:style style:name="Normal_20__28_Web_29_" style:display-name="Normal (Web)" style:family="graphic">
      <style:paragraph-properties fo:margin-top="0.871cm" fo:margin-bottom="0.37cm" fo:line-height="100%" fo:text-align="justify" style:text-autospace="none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0.762cm" fo:margin-bottom="0.762cm" fo:margin-left="1.016cm" fo:margin-right="1.016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32.785614453</meta:creation-date>
    <dc:date>2017-02-27T13:05:33.096789410</dc:date>
    <meta:editing-duration>PT40M51S</meta:editing-duration>
    <meta:editing-cycles>8</meta:editing-cycles>
    <meta:generator>LibreOffice/5.2.5.1$Linux_X86_64 LibreOffice_project/20$Build-1</meta:generator>
    <meta:document-statistic meta:object-count="15"/>
  </office:meta>
</office:document-meta>
</file>